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8000000180E439EA61968ACD41.png" manifest:media-type="image/png"/>
  <manifest:file-entry manifest:full-path="Pictures/10000201000001800000018087826BB8F7F98455.png" manifest:media-type="image/png"/>
  <manifest:file-entry manifest:full-path="Pictures/10000201000001800000018058C38826BA38C41B.png" manifest:media-type="image/png"/>
  <manifest:file-entry manifest:full-path="Pictures/100002010000018000000180059743D7C43C672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solid" draw:fill-color="#d6e5fb" draw:textarea-horizontal-align="justify" draw:textarea-vertical-align="middle" draw:auto-grow-height="false" fo:min-height="1.02cm" fo:min-width="4.25cm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solid" draw:fill-color="#d6e5fb"/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75cm" svg:height="1.27cm" svg:x="3.54cm" svg:y="6.969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.105cm" svg:height="1.104cm" svg:x="3.749cm" svg:y="7.068cm">
          <draw:image xlink:href="Pictures/100002010000018000000180E439EA61968ACD41.png" xlink:type="simple" xlink:show="embed" xlink:actuate="onLoad">
            <text:p/>
          </draw:image>
        </draw:frame>
        <draw:frame draw:style-name="gr2" draw:text-style-name="P2" draw:layer="layout" svg:width="1.105cm" svg:height="1.104cm" svg:x="4.857cm" svg:y="7.068cm">
          <draw:image xlink:href="Pictures/10000201000001800000018087826BB8F7F98455.png" xlink:type="simple" xlink:show="embed" xlink:actuate="onLoad">
            <text:p/>
          </draw:image>
        </draw:frame>
        <draw:frame draw:style-name="gr2" draw:text-style-name="P2" draw:layer="layout" svg:width="1.105cm" svg:height="1.104cm" svg:x="5.942cm" svg:y="7.068cm">
          <draw:image xlink:href="Pictures/100002010000018000000180059743D7C43C6720.png" xlink:type="simple" xlink:show="embed" xlink:actuate="onLoad">
            <text:p/>
          </draw:image>
        </draw:frame>
        <draw:frame draw:style-name="gr2" draw:text-style-name="P2" draw:layer="layout" svg:width="1.105cm" svg:height="1.104cm" svg:x="7.038cm" svg:y="7.068cm">
          <draw:image xlink:href="Pictures/10000201000001800000018058C38826BA38C41B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8-06-24T08:41:34.029000000</dc:date>
    <dc:creator>George Self</dc:creator>
    <meta:editing-duration>PT9M4S</meta:editing-duration>
    <meta:editing-cycles>3</meta:editing-cycles>
    <meta:generator>LibreOffice/6.0.5.2$Windows_X86_64 LibreOffice_project/54c8cbb85f300ac59db32fe8a675ff7683cd5a16</meta:generator>
    <meta:document-statistic meta:object-count="5"/>
  </office:meta>
</office:document-meta>
</file>